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4db" officeooo:paragraph-rsid="000214db"/>
    </style:style>
    <style:style style:name="P2" style:family="paragraph" style:parent-style-name="Standard">
      <style:text-properties officeooo:rsid="000214db" officeooo:paragraph-rsid="0004905d"/>
    </style:style>
    <style:style style:name="P3" style:family="paragraph" style:parent-style-name="Standard">
      <style:text-properties officeooo:rsid="000214db" officeooo:paragraph-rsid="00057764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214db" officeooo:paragraph-rsid="000214db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normal" officeooo:rsid="00027a2b" officeooo:paragraph-rsid="00027a2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3f764" officeooo:paragraph-rsid="0003f76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04905d" officeooo:paragraph-rsid="0004905d"/>
    </style:style>
    <style:style style:name="T1" style:family="text">
      <style:text-properties officeooo:rsid="00027a2b"/>
    </style:style>
    <style:style style:name="T2" style:family="text">
      <style:text-properties officeooo:rsid="0003f764"/>
    </style:style>
    <style:style style:name="T3" style:family="text">
      <style:text-properties officeooo:rsid="00057764"/>
    </style:style>
    <style:style style:name="T4" style:family="text">
      <style:text-properties officeooo:rsid="000627e9"/>
    </style:style>
    <style:style style:name="T5" style:family="text">
      <style:text-properties officeooo:rsid="0007dc1f"/>
    </style:style>
    <style:style style:name="T6" style:family="text">
      <style:text-properties officeooo:rsid="00085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olled Flap Meat</text:p>
      <text:p text:style-name="P4"/>
      <text:p text:style-name="P5">Two white onions</text:p>
      <text:p text:style-name="P5"><text:span text:style-name="T6">White </text:span>Vinegar</text:p>
      <text:p text:style-name="P5"/>
      <text:p text:style-name="P6">Piquillo peppers </text:p>
      <text:p text:style-name="P6"/>
      <text:p text:style-name="P1">Flap Meat</text:p>
      <text:p text:style-name="P1">Dijon <text:span text:style-name="T2">Mustard</text:span></text:p>
      <text:p text:style-name="P1">Salt</text:p>
      <text:p text:style-name="P1">Pepper</text:p>
      <text:p text:style-name="P1"><text:span text:style-name="T5">(Go easy on the) </text:span>Rosemary, <text:span text:style-name="T2">chopped</text:span></text:p>
      <text:p text:style-name="P1">Parsley, <text:span text:style-name="T2">chopped</text:span></text:p>
      <text:p text:style-name="P1">Parmesan</text:p>
      <text:p text:style-name="P1"/>
      <text:p text:style-name="P2">Garlic and <text:span text:style-name="T1">r</text:span>osemary to insufe olive <text:span text:style-name="T1">oil</text:span></text:p>
      <text:p text:style-name="P2"/>
      <text:p text:style-name="P7">Make onion jam:</text:p>
      <text:p text:style-name="P7">Chopped onions carmelized. Add a pinch of salt and a pinch of baking soda. Use a small bit of vinegar to deglaze the pan and add flavor.</text:p>
      <text:p text:style-name="P7"/>
      <text:p text:style-name="P7">Cover one side of the flap meat with dijon mustard. Flavor with salt and pepper. Add onion jam, rosemary, parsley, and parmesan. Roll and tie the roast.</text:p>
      <text:p text:style-name="P7"/>
      <text:p text:style-name="P3">Dress w/ olive oil, Salt and Pepper <text:span text:style-name="T3">and grill.</text:span></text:p>
      <text:p text:style-name="P3"/>
      <text:p text:style-name="P1">Roast piquillo peppers.</text:p>
      <text:p text:style-name="P1"/>
      <text:p text:style-name="P1">Slice <text:span text:style-name="T3">the roast</text:span>. Serve w/ peppers … glaze w/ garlic and rosemary infused olive oil <text:span text:style-name="T4">and sal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0:18:11.851775666</meta:creation-date>
    <dc:date>2015-08-26T19:23:16.158906510</dc:date>
    <meta:editing-duration>PT15M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18" meta:character-count="655" meta:non-whitespace-character-count="554"/>
  </office:meta>
</office:document-meta>
</file>